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officeooo:rsid="00aba5ae"/>
    </style:style>
    <style:style style:name="T3" style:family="text">
      <style:text-properties officeooo:rsid="00abbc43"/>
    </style:style>
    <style:style style:name="T4" style:family="text">
      <style:text-properties officeooo:rsid="00ac84bb"/>
    </style:style>
    <style:style style:name="T5" style:family="text">
      <style:text-properties officeooo:rsid="00b18547"/>
    </style:style>
    <style:style style:name="T6" style:family="text">
      <style:text-properties officeooo:rsid="00b540dd"/>
    </style:style>
    <style:style style:name="T7" style:family="text">
      <style:text-properties officeooo:rsid="00ba4a67"/>
    </style:style>
    <style:style style:name="T8" style:family="text">
      <style:text-properties officeooo:rsid="00bee387"/>
    </style:style>
    <style:style style:name="T9" style:family="text">
      <style:text-properties officeooo:rsid="00c373a6"/>
    </style:style>
    <style:style style:name="T10" style:family="text">
      <style:text-properties officeooo:rsid="00c50b41"/>
    </style:style>
    <style:style style:name="T11" style:family="text">
      <style:text-properties officeooo:rsid="00c8e430"/>
    </style:style>
    <style:style style:name="T12" style:family="text">
      <style:text-properties officeooo:rsid="00cedd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3">غذایی و دشواری نگهداری، حفظ کیفیت و ارزش مواد غذایی، اهمیت به‌سزایی دارد. </text:span><text:span text:style-name="T4">همچنین در صنایع غذایی، حجم عظیمی «آب» مصرف می‌شود و تأمین غذای جامعه را مشکل‌تر می‌کند.</text:span></text:p>
      <text:p text:style-name="P2">خوب است بدانیم صفحه ۵۱؛ الف) <text:span text:style-name="T2">ــــــ </text:span>و دردرجه دوم <text:span text:style-name="T2">ــــــ </text:span>و <text:span text:style-name="T2">ــــــ</text:span></text:p>
      <text:p text:style-name="P2">ب) با حذف خوراکی‌های غیر ضروری (مانند چیپس، پفک، نوشابه) تاحدی امکان تأمین هزینه مصرف انواع <text:span text:style-name="T2">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2">ــــــ </text:span>مورد نیاز برای ماهیچه‌ها، ارسال پیام‌های عصبی، جابه‌جایی یون‌ها و مولکول‌ها از دیواره هر یاخته را تأمین می‌کند.</text:p>
      <text:p text:style-name="P5">۲) <text:span text:style-name="T2">ــــــ </text:span>اولیه برای ساخت و رشد بخش‌های مختلف بدن را فراهم می‌کند. (بخش عمده <text:span text:style-name="T2">ــــــ </text:span>، <text:span text:style-name="T2">ــــــ <text:s/></text:span><text:span text:style-name="T5">و </text:span><text:span text:style-name="T2">ــــــ </text:span><text:span text:style-name="T5">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30">«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6">ــــــ </text:span>تندی و <text:span text:style-name="T6">ــــــ </text:span>انرژی جنبشی ذره‌های سازنده ماده است.</text:p>
      <text:p text:style-name="P11">یکای رایج دما، درجه <text:span text:style-name="T6">ــــــ </text:span>(<text:tab/><text:tab/>) اما یکای دما در SI، <text:span text:style-name="T6">ــــــ </text:span>(<text:tab/>) است.</text:p>
      <text:p text:style-name="P11">ارزش دمایی ۱ درجه سانتی‌گراد برابر ۱ کلوین <text:span text:style-name="T6">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7">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8">ــــــ </text:span>و هم به <text:span text:style-name="T8">ــــــ ــــــ </text:span>بستگی دارد.</text:p>
      <text:p text:style-name="P18">تذکر: چون کار کردن «تعداد ذرات»، آسان نیست می‌توان به جای آن، <text:span text:style-name="T8">ــــــ </text:span>ماده را در نظر گرفت. چنانکه در فیزیک نیز، انرژی جنبشی از رابطه <text:span text:style-name="T8">ــــــ </text:span>به دست می‌آید.</text:p>
      <text:p text:style-name="P19">تهیه غذا آب‌پز، تجربه تفاوت «گرما» و «دما»</text:p>
      <text:p text:style-name="P19">گرما، صورتی از <text:span text:style-name="T8">ــــــ </text:span>و یکای آن در SI، <text:span text:style-name="T8">ــــــ </text:span>(<text:span text:style-name="T8">ــــــ</text:span>) است. (<text:tab/>1 <text:span text:style-name="T8">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0">cal = </text:span>ــــــ <text:span text:style-name="T10">J</text:span></text:p>
      <text:p text:style-name="P22">انرژی گرمایی: <text:span text:style-name="T9">ــــــ </text:span>انرژی‌های جنبشی ذرات ماده / دما: <text:span text:style-name="T9">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31">«گرما»</text:p>
      <text:p text:style-name="P24">صورتی از <text:span text:style-name="T9">ــــــ </text:span>است، که از جسم با <text:span text:style-name="T9">ــــــ </text:span>بالاتر، به جسم با <text:span text:style-name="T9">ــــــ </text:span>پایین‌تر منتقل می‌شود. <text:span text:style-name="T11">داد و ستد گرما، می‌‌تواند موجب تغییر </text:span><text:span text:style-name="T9">ــــــ </text:span><text:span text:style-name="T11">مواد شود.</text:span></text:p>
      <text:p text:style-name="P25">گرما، از ویژگی‌های یک «نمونه ماده» <text:span text:style-name="T9">ــــــ </text:span>و <text:span text:style-name="T9">ــــــ </text:span>برای توصیف آن «ماده» به کار رود.</text:p>
      <text:p text:style-name="P26">گرما، از ویژگی‌های یک « <text:span text:style-name="T9">ــــــ </text:span>» است، و می‌تواند برای توصیف آن « <text:span text:style-name="T9">ــــــ </text:span>» به کار رود.</text:p>
      <text:p text:style-name="P26">هنگامی که به <text:span text:style-name="T1">۲</text:span> ماده، گرمای یکسان داده شود، لزوماً به یک اندازه <text:span text:style-name="T9">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9">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9">ــــــ </text:span>) <text:span text:style-name="T12">که موجب تفاوت در </text:span><text:span text:style-name="T9">ــــــ </text:span><text:span text:style-name="T12">و </text:span><text:span text:style-name="T9">ــــــ </text:span><text:span text:style-name="T12">آن‌ها می‌شود. چنانکه روغن‌ها در دمای عادی، </text:span><text:span text:style-name="T9">ــــــ </text:span><text:span text:style-name="T12">و چربی‌ها </text:span><text:span text:style-name="T9">ــــــ </text:span><text:span text:style-name="T12">هستند.</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08:48:02.143439472</dc:date>
    <meta:editing-duration>P4DT11H55M55S</meta:editing-duration>
    <meta:editing-cycles>161</meta:editing-cycles>
    <meta:generator>LibreOffice/7.5.5.2$Linux_X86_64 LibreOffice_project/50$Build-2</meta:generator>
    <meta:document-statistic meta:table-count="0" meta:image-count="0" meta:object-count="0" meta:page-count="4" meta:paragraph-count="47" meta:word-count="914" meta:character-count="4731" meta:non-whitespace-character-count="3858"/>
  </office:meta>
</office:document-meta>
</file>